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fe8" officeooo:paragraph-rsid="0007bfe8"/>
    </style:style>
    <style:style style:name="P2" style:family="paragraph" style:parent-style-name="Standard" style:list-style-name="L1">
      <style:text-properties officeooo:rsid="0007bfe8" officeooo:paragraph-rsid="0007bfe8"/>
    </style:style>
    <style:style style:name="P3" style:family="paragraph" style:parent-style-name="Standard">
      <style:text-properties fo:color="#ff0000" officeooo:rsid="0007bfe8" officeooo:paragraph-rsid="0007bf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are some black bullet points:</text:p>
      <text:list xml:id="list125499894714626992" text:style-name="L1">
        <text:list-item>
          <text:p text:style-name="P2">one bullet point</text:p>
        </text:list-item>
        <text:list-item>
          <text:p text:style-name="P2">another bullet point</text:p>
        </text:list-item>
      </text:list>
      <text:p text:style-name="P3">Now here is some red text. <text:s/>Does this make the preceding bullet point turn red in doc outpu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er Family</meta:initial-creator>
    <meta:creation-date>2016-04-24T14:55:18.496842833</meta:creation-date>
    <dc:date>2016-04-24T14:58:23.049170639</dc:date>
    <dc:creator>Deller Family</dc:creator>
    <meta:editing-duration>PT3M4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4" meta:word-count="32" meta:character-count="165" meta:non-whitespace-character-count="138"/>
  </office:meta>
</office:document-meta>
</file>